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19cm" svg:height="5.949cm" svg:x="1.071cm" svg:y="3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6:49:03.279605410</meta:creation-date>
    <dc:date>2022-03-21T16:52:43.668329181</dc:date>
    <meta:editing-duration>PT3M41S</meta:editing-duration>
    <meta:editing-cycles>1</meta:editing-cycles>
    <meta:generator>LibreOffice/6.4.7.2$Linux_X86_64 LibreOffice_project/40$Build-2</meta:generator>
    <meta:document-statistic meta:object-count="1"/>
  </office:meta>
</office:document-meta>
</file>

<file path=Object 1/content.xml><?xml version="1.0" encoding="utf-8"?>
<math xmlns="http://www.w3.org/1998/Math/MathML" display="block">
  <semantics>
    <mrow>
      <mrow>
        <mfrac>
          <mi>a</mi>
          <mi>b</mi>
        </mfrac>
        <mo stretchy="false">=</mo>
        <mfrac>
          <mi>c</mi>
          <mi>d</mi>
        </mfrac>
      </mrow>
      <mtext>   </mtext>
      <munder>
        <mo stretchy="false">⇒</mo>
        <mrow>
          <mrow/>
          <mo stretchy="false">×</mo>
          <mi>b</mi>
        </mrow>
      </munder>
      <mtext>   </mtext>
      <mrow>
        <mi>a</mi>
        <mo stretchy="false">=</mo>
        <mfrac>
          <mi mathvariant="italic">cb</mi>
          <mi>d</mi>
        </mfrac>
      </mrow>
    </mrow>
    <annotation encoding="StarMath 5.0">a over b = c over d "   "{drarrow} csub{{}times b} "   " a = cb over d</annotation>
  </semantics>
</math>
</file>